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paragraph-rsid="001d4d74"/>
    </style:style>
    <style:style style:name="P3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4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5" style:family="paragraph" style:parent-style-name="Standard">
      <style:text-properties style:font-name="Bitstream Vera Sans Mono" fo:font-size="9pt" fo:language="en" fo:country="US" officeooo:rsid="0020b39e" officeooo:paragraph-rsid="0020b39e" style:font-size-asian="9pt" style:font-size-complex="9pt"/>
    </style:style>
    <style:style style:name="P6" style:family="paragraph" style:parent-style-name="Standard">
      <style:text-properties fo:language="en" fo:country="US" officeooo:rsid="0020b39e" officeooo:paragraph-rsid="0020b39e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1c7cd1"/>
    </style:style>
    <style:style style:name="T3" style:family="text">
      <style:text-properties fo:language="en" fo:country="US" officeooo:rsid="001d4d74"/>
    </style:style>
    <style:style style:name="T4" style:family="text">
      <style:text-properties fo:language="ru" fo:country="RU" officeooo:rsid="001c7cd1"/>
    </style:style>
    <style:style style:name="T5" style:family="text">
      <style:text-properties officeooo:rsid="001d4d74"/>
    </style:style>
    <style:style style:name="T6" style:family="text">
      <style:text-properties style:font-name="Bitstream Vera Sans Mono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3"/>
            <text:p text:style-name="P3">Лабораторная работа № <text:span text:style-name="T2">3</text:span></text:p>
            <text:p text:style-name="P3"><text:span text:style-name="T4">Синтаксический</text:span> анализ транслируемой программы</text:p>
          </table:table-cell>
          <table:table-cell table:style-name="Таблица1.A1" office:value-type="string">
            <text:p text:style-name="P3">Студент<text:span text:style-name="T1">ы</text:span></text:p>
          </table:table-cell>
          <table:table-cell table:style-name="Таблица1.C1" office:value-type="string">
            <text:p text:style-name="P4">Стрельцов В. О.</text:p>
            <text:p text:style-name="P4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3">Группа</text:p>
          </table:table-cell>
          <table:table-cell table:style-name="Таблица1.C2" office:value-type="string">
            <text:p text:style-name="P3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3">Преподаватель</text:p>
          </table:table-cell>
          <table:table-cell table:style-name="Таблица1.C2" office:value-type="string">
            <text:p text:style-name="P3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5">Входной файл для </text:span><text:span text:style-name="T3">Bison</text:span></text:p>
      <text:p text:style-name="P6"><text:span text:style-name="T6">%{</text:span></text:p>
      <text:p text:style-name="P5">#include &lt;stdio.h&gt;</text:p>
      <text:p text:style-name="P5">#include "parser.tab.h"</text:p>
      <text:p text:style-name="P5">#include "parser_structs.h"</text:p>
      <text:p text:style-name="P5">#include "parser_funcs.h"</text:p>
      <text:p text:style-name="P5"/>
      <text:p text:style-name="P5">extern int yylex(void);</text:p>
      <text:p text:style-name="P5">void yyerror(const char * str);</text:p>
      <text:p text:style-name="P5"/>
      <text:p text:style-name="P5">struct program_struct * root = NULL;</text:p>
      <text:p text:style-name="P5">int idCounter = 0;</text:p>
      <text:p text:style-name="P5"/>
      <text:p text:style-name="P5">%}</text:p>
      <text:p text:style-name="P5"/>
      <text:p text:style-name="P5">%union {</text:p>
      <text:p text:style-name="P5"><text:s text:c="4"/>int <text:s text:c="25"/>semantic_int;</text:p>
      <text:p text:style-name="P5"><text:s text:c="4"/>char <text:s text:c="24"/>semantic_char;</text:p>
      <text:p text:style-name="P5"><text:s text:c="4"/>char <text:s text:c="22"/>* semantic_string;</text:p>
      <text:p text:style-name="P5"><text:s text:c="4"/>int <text:s text:c="25"/>semantic_bool;</text:p>
      <text:p text:style-name="P5"><text:s text:c="4"/>char <text:s text:c="22"/>* semantic_id;</text:p>
      <text:p text:style-name="P5"><text:s text:c="4"/>struct program_struct <text:s text:c="5"/>* semantic_program;</text:p>
      <text:p text:style-name="P5"><text:s text:c="4"/>struct s_expr_struct <text:s text:c="6"/>* semantic_s_expr;</text:p>
      <text:p text:style-name="P5"><text:s text:c="4"/>struct s_expr_seq_struct <text:s text:c="2"/>* semantic_s_expr_seq;</text:p>
      <text:p text:style-name="P5"><text:s text:c="4"/>struct slot_def_struct <text:s text:c="4"/>* semantic_slot_def;</text:p>
      <text:p text:style-name="P5"><text:s text:c="4"/>struct slot_def_seq_struct * semantic_slot_def_seq;</text:p>
      <text:p text:style-name="P5"><text:s text:c="4"/>struct list_struct <text:s text:c="8"/>* semantic_list;</text:p>
      <text:p text:style-name="P5">}</text:p>
      <text:p text:style-name="P5"/>
      <text:p text:style-name="P5">%error-verbose</text:p>
      <text:p text:style-name="P5"/>
      <text:p text:style-name="P5">%type <text:s text:c="2"/>&lt;semantic_program&gt; <text:s text:c="5"/>program</text:p>
      <text:p text:style-name="P5">%type <text:s text:c="2"/>&lt;semantic_s_expr&gt; <text:s text:c="6"/>s_expr</text:p>
      <text:p text:style-name="P5">%type <text:s text:c="2"/>&lt;semantic_s_expr_seq&gt; <text:s text:c="2"/>s_expr_seq</text:p>
      <text:p text:style-name="P5">%type <text:s text:c="2"/>&lt;semantic_slot_def&gt; <text:s text:c="4"/>slot_def</text:p>
      <text:p text:style-name="P5">%type <text:s text:c="2"/>&lt;semantic_slot_def_seq&gt; slot_def_seq</text:p>
      <text:p text:style-name="P5">%type <text:s text:c="2"/>&lt;semantic_list&gt; <text:s text:c="8"/>list</text:p>
      <text:p text:style-name="P5"/>
      <text:p text:style-name="P5">%token <text:s/>&lt;semantic_int&gt; <text:s text:c="9"/>INT</text:p>
      <text:p text:style-name="P5">%token <text:s/>&lt;semantic_char&gt; <text:s text:c="8"/>CHAR</text:p>
      <text:p text:style-name="P5">%token <text:s/>&lt;semantic_string&gt; <text:s text:c="6"/>STRING</text:p>
      <text:p text:style-name="P5">%token <text:s/>&lt;semantic_bool&gt; <text:s text:c="8"/>BOOL</text:p>
      <text:p text:style-name="P5">%token <text:s/>&lt;semantic_id&gt; <text:s text:c="10"/>ID</text:p>
      <text:p text:style-name="P5"/>
      <text:p text:style-name="P5">%token LOOP</text:p>
      <text:p text:style-name="P5">%token FOR</text:p>
      <text:p text:style-name="P5">%token IN</text:p>
      <text:p text:style-name="P5">%token DO</text:p>
      <text:p text:style-name="P5">%token FROM</text:p>
      <text:p text:style-name="P5">%token TO</text:p>
      <text:p text:style-name="P5">%token WHILE</text:p>
      <text:p text:style-name="P5">%token PROGN</text:p>
      <text:p text:style-name="P5">%token IF</text:p>
      <text:p text:style-name="P5"/>
      <text:p text:style-name="P5">%token DEFUN</text:p>
      <text:p text:style-name="P5">%token SLOTVALUE</text:p>
      <text:p text:style-name="P5"><text:soft-page-break/>%token OPEN</text:p>
      <text:p text:style-name="P5">%token CLOSE</text:p>
      <text:p text:style-name="P5">%token WITHOPENFILE</text:p>
      <text:p text:style-name="P5">%token FUNCALL</text:p>
      <text:p text:style-name="P5">%token DEFCLASS</text:p>
      <text:p text:style-name="P5"/>
      <text:p text:style-name="P5">%token INITFORM</text:p>
      <text:p text:style-name="P5">%token READER</text:p>
      <text:p text:style-name="P5">%token WRITER</text:p>
      <text:p text:style-name="P5">%token ACCESSOR</text:p>
      <text:p text:style-name="P5">%token ALLOCATION</text:p>
      <text:p text:style-name="P5">%token ALLOCINSTANCE</text:p>
      <text:p text:style-name="P5">%token ALLOCCLASS</text:p>
      <text:p text:style-name="P5"/>
      <text:p text:style-name="P5">%start program</text:p>
      <text:p text:style-name="P5"/>
      <text:p text:style-name="P5">%%</text:p>
      <text:p text:style-name="P5"/>
      <text:p text:style-name="P5">program : s_expr_seq <text:s text:c="19"/>{}</text:p>
      <text:p text:style-name="P5"><text:s text:c="8"/>;</text:p>
      <text:p text:style-name="P5"/>
      <text:p text:style-name="P5">s_expr : INT <text:s text:c="27"/>{}</text:p>
      <text:p text:style-name="P5"><text:s text:c="7"/>| CHAR <text:s text:c="26"/>{}</text:p>
      <text:p text:style-name="P5"><text:s text:c="7"/>| STRING <text:s text:c="24"/>{}</text:p>
      <text:p text:style-name="P5"><text:s text:c="7"/>| BOOL <text:s text:c="26"/>{}</text:p>
      <text:p text:style-name="P5"><text:s text:c="7"/>| ID <text:s text:c="28"/>{}</text:p>
      <text:p text:style-name="P5"><text:s text:c="7"/>| list <text:s text:c="26"/>{}</text:p>
      <text:p text:style-name="P5"><text:s text:c="7"/>;</text:p>
      <text:p text:style-name="P5"/>
      <text:p text:style-name="P5">s_expr_seq : s_expr <text:s text:c="20"/>{}</text:p>
      <text:p text:style-name="P5"><text:s text:c="11"/>| s_expr_seq s_expr <text:s text:c="9"/>{}</text:p>
      <text:p text:style-name="P5"><text:s text:c="11"/>;</text:p>
      <text:p text:style-name="P5"/>
      <text:p text:style-name="P5">slot_def : INITFORM s_expr <text:s text:c="13"/>{}</text:p>
      <text:p text:style-name="P5"><text:s text:c="9"/>| READER ID <text:s text:c="19"/>{}</text:p>
      <text:p text:style-name="P5"><text:s text:c="9"/>| WRITER ID <text:s text:c="19"/>{}</text:p>
      <text:p text:style-name="P5"><text:s text:c="9"/>| ACCESSOR ID <text:s text:c="17"/>{}</text:p>
      <text:p text:style-name="P5"><text:s text:c="9"/>| ALLOCATION ALLOCINSTANCE <text:s text:c="4"/>{}</text:p>
      <text:p text:style-name="P5"><text:s text:c="9"/>| ALLOCATION ALLOCCLASS <text:s text:c="7"/>{}</text:p>
      <text:p text:style-name="P5"><text:s text:c="9"/>;</text:p>
      <text:p text:style-name="P5"/>
      <text:p text:style-name="P5">slot_def_seq : slot_def <text:s text:c="16"/>{}</text:p>
      <text:p text:style-name="P5"><text:s text:c="13"/>| slot_def_seq slot_def <text:s text:c="3"/>{}</text:p>
      <text:p text:style-name="P5"><text:s text:c="13"/>;</text:p>
      <text:p text:style-name="P5"/>
      <text:p text:style-name="P5">list : '(' ')' <text:s text:c="45"/>{}</text:p>
      <text:p text:style-name="P5"><text:s text:c="5"/>| '(' ID s_expr_seq ')' <text:s text:c="31"/>{}</text:p>
      <text:p text:style-name="P5"><text:s text:c="5"/>| '(' LOOP FOR ID IN s_expr DO s_expr ')' <text:s text:c="13"/>{}</text:p>
      <text:p text:style-name="P5"><text:s text:c="5"/>| '(' LOOP FOR ID FROM s_expr TO s_expr DO s_expr ')' <text:s/>{}</text:p>
      <text:p text:style-name="P5"><text:s text:c="5"/>| '(' PROGN s_expr_seq ')' <text:s text:c="28"/>{}</text:p>
      <text:p text:style-name="P5"><text:s text:c="5"/>| '(' IF s_expr s_expr ')' <text:s text:c="28"/>{}</text:p>
      <text:p text:style-name="P5"><text:s text:c="5"/>| '(' IF s_expr s_expr s_expr ')' <text:s text:c="21"/>{}</text:p>
      <text:p text:style-name="P5"><text:s text:c="5"/>| '(' ID slot_def_seq ')' <text:s text:c="29"/>{}</text:p>
      <text:p text:style-name="P5"><text:s text:c="5"/>| '(' DEFUN ID '(' ')' s_expr ')' <text:s text:c="21"/>{}</text:p>
      <text:p text:style-name="P5"><text:s text:c="5"/>| '(' DEFUN ID '(' s_expr_seq ')' s_expr ')' <text:s text:c="10"/>{}</text:p>
      <text:p text:style-name="P5"><text:s text:c="5"/>| '(' DEFCLASS ID '(' ')' '(' s_expr_seq ')' ')' <text:s text:c="6"/>{}</text:p>
      <text:p text:style-name="P5"><text:s text:c="5"/>| '(' DEFCLASS ID '(' ID ')' '(' s_expr_seq ')' ')' <text:s text:c="3"/>{}</text:p>
      <text:p text:style-name="P5"><text:s text:c="5"/>;</text:p>
      <text:p text:style-name="P5"/>
      <text:p text:style-name="P5">%%</text:p>
      <text:p text:style-name="P5"/>
      <text:p text:style-name="P5">void yyerror(const char * str) {</text:p>
      <text:p text:style-name="P5"><text:s text:c="4"/>printf("error: %s\n", str)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0-20T10:37:39</dc:date>
    <meta:editing-duration>PT2M7S</meta:editing-duration>
    <meta:editing-cycles>4</meta:editing-cycles>
    <meta:generator>LibreOffice/3.6$Linux_X86_64 LibreOffice_project/360m1$Build-2</meta:generator>
    <meta:document-statistic meta:table-count="1" meta:image-count="0" meta:object-count="0" meta:page-count="2" meta:paragraph-count="110" meta:word-count="364" meta:character-count="3280" meta:non-whitespace-character-count="2001"/>
  </office:meta>
</office:document-meta>
</file>